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2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0 casos confirmados no ha sido posible identificar la edad o el sexo</text:span></text:p>
          </table:table-cell>
          <table:table-cell table:number-columns-repeated="9"/>
          <table:table-cell table:style-name="ce73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  <table:table-cell table:style-name="ce73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1" table:formula="of:=[.B3]+[.C3]" office:value-type="float" office:value="2" calcext:value-type="float">
            <text:p>2</text:p>
          </table:table-cell>
          <table:table-cell table:style-name="ce37" table:formula="of:=[.D3]/[.$D$12]" office:value-type="percentage" office:value="0.00407331975560081" calcext:value-type="percentage">
            <text:p>0,4%</text:p>
          </table:table-cell>
          <table:table-cell table:style-name="ce41" table:formula="of:=[.E3]" office:value-type="percentage" office:value="0.00407331975560081" calcext:value-type="percentage">
            <text:p>0 %</text:p>
          </table:table-cell>
          <table:table-cell table:number-columns-repeated="4"/>
          <table:table-cell table:style-name="ce73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25" calcext:value-type="float">
            <text:p>25</text:p>
          </table:table-cell>
          <table:table-cell table:style-name="ce27" office:value-type="float" office:value="37" calcext:value-type="float">
            <text:p>37</text:p>
          </table:table-cell>
          <table:table-cell table:style-name="ce31" table:formula="of:=[.B4]+[.C4]" office:value-type="float" office:value="62" calcext:value-type="float">
            <text:p>62</text:p>
          </table:table-cell>
          <table:table-cell table:style-name="ce37" table:formula="of:=[.D4]/[.$D$12]" office:value-type="percentage" office:value="0.126272912423625" calcext:value-type="percentage">
            <text:p>12,6%</text:p>
          </table:table-cell>
          <table:table-cell table:style-name="ce41" table:formula="of:=[.F3]+[.E4]" office:value-type="percentage" office:value="0.130346232179226" calcext:value-type="percentage">
            <text:p>13 %</text:p>
          </table:table-cell>
          <table:table-cell table:number-columns-repeated="4"/>
          <table:table-cell table:style-name="ce73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34" calcext:value-type="float">
            <text:p>34</text:p>
          </table:table-cell>
          <table:table-cell table:style-name="ce31" table:formula="of:=[.B5]+[.C5]" office:value-type="float" office:value="58" calcext:value-type="float">
            <text:p>58</text:p>
          </table:table-cell>
          <table:table-cell table:style-name="ce37" table:formula="of:=[.D5]/[.$D$12]" office:value-type="percentage" office:value="0.118126272912424" calcext:value-type="percentage">
            <text:p>11,8%</text:p>
          </table:table-cell>
          <table:table-cell table:style-name="ce41" table:formula="of:=[.F4]+[.E5]" office:value-type="percentage" office:value="0.24847250509165" calcext:value-type="percentage">
            <text:p>25 %</text:p>
          </table:table-cell>
          <table:table-cell table:number-columns-repeated="4"/>
          <table:table-cell table:style-name="ce73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29" calcext:value-type="float">
            <text:p>29</text:p>
          </table:table-cell>
          <table:table-cell table:style-name="ce27" office:value-type="float" office:value="21" calcext:value-type="float">
            <text:p>21</text:p>
          </table:table-cell>
          <table:table-cell table:style-name="ce31" table:formula="of:=[.B6]+[.C6]" office:value-type="float" office:value="50" calcext:value-type="float">
            <text:p>50</text:p>
          </table:table-cell>
          <table:table-cell table:style-name="ce37" table:formula="of:=[.D6]/[.$D$12]" office:value-type="percentage" office:value="0.10183299389002" calcext:value-type="percentage">
            <text:p>10,2%</text:p>
          </table:table-cell>
          <table:table-cell table:style-name="ce42" table:formula="of:=[.F5]+[.E6]" office:value-type="percentage" office:value="0.35030549898167" calcext:value-type="percentage">
            <text:p>35 %</text:p>
          </table:table-cell>
          <table:table-cell table:number-columns-repeated="4"/>
          <table:table-cell table:style-name="ce73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31" table:formula="of:=[.B7]+[.C7]" office:value-type="float" office:value="82" calcext:value-type="float">
            <text:p>82</text:p>
          </table:table-cell>
          <table:table-cell table:style-name="ce37" table:formula="of:=[.D7]/[.$D$12]" office:value-type="percentage" office:value="0.167006109979633" calcext:value-type="percentage">
            <text:p>16,7%</text:p>
          </table:table-cell>
          <table:table-cell table:style-name="ce42" table:formula="of:=[.F6]+[.E7]" office:value-type="percentage" office:value="0.517311608961303" calcext:value-type="percentage">
            <text:p>52 %</text:p>
          </table:table-cell>
          <table:table-cell table:number-columns-repeated="4"/>
          <table:table-cell table:style-name="ce73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36" calcext:value-type="float">
            <text:p>36</text:p>
          </table:table-cell>
          <table:table-cell table:style-name="ce27" office:value-type="float" office:value="50" calcext:value-type="float">
            <text:p>50</text:p>
          </table:table-cell>
          <table:table-cell table:style-name="ce31" table:formula="of:=[.B8]+[.C8]" office:value-type="float" office:value="86" calcext:value-type="float">
            <text:p>86</text:p>
          </table:table-cell>
          <table:table-cell table:style-name="ce37" table:formula="of:=[.D8]/[.$D$12]" office:value-type="percentage" office:value="0.175152749490835" calcext:value-type="percentage">
            <text:p>17,5%</text:p>
          </table:table-cell>
          <table:table-cell table:style-name="ce41" table:formula="of:=[.F7]+[.E8]" office:value-type="percentage" office:value="0.692464358452139" calcext:value-type="percentage">
            <text:p>69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20" calcext:value-type="float">
            <text:p>20</text:p>
          </table:table-cell>
          <table:table-cell table:style-name="ce27" office:value-type="float" office:value="24" calcext:value-type="float">
            <text:p>24</text:p>
          </table:table-cell>
          <table:table-cell table:style-name="ce31" table:formula="of:=[.B9]+[.C9]" office:value-type="float" office:value="44" calcext:value-type="float">
            <text:p>44</text:p>
          </table:table-cell>
          <table:table-cell table:style-name="ce37" table:formula="of:=[.D9]/[.$D$12]" office:value-type="percentage" office:value="0.0896130346232179" calcext:value-type="percentage">
            <text:p>9,0%</text:p>
          </table:table-cell>
          <table:table-cell table:style-name="ce41" table:formula="of:=[.F8]+[.E9]" office:value-type="percentage" office:value="0.782077393075356" calcext:value-type="percentage">
            <text:p>78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20" calcext:value-type="float">
            <text:p>20</text:p>
          </table:table-cell>
          <table:table-cell table:style-name="ce27" office:value-type="float" office:value="17" calcext:value-type="float">
            <text:p>17</text:p>
          </table:table-cell>
          <table:table-cell table:style-name="ce31" table:formula="of:=[.B10]+[.C10]" office:value-type="float" office:value="37" calcext:value-type="float">
            <text:p>37</text:p>
          </table:table-cell>
          <table:table-cell table:style-name="ce37" table:formula="of:=[.D10]/[.$D$12]" office:value-type="percentage" office:value="0.0753564154786151" calcext:value-type="percentage">
            <text:p>7,5%</text:p>
          </table:table-cell>
          <table:table-cell table:style-name="ce41" table:formula="of:=[.F9]+[.E10]" office:value-type="percentage" office:value="0.857433808553971" calcext:value-type="percentage">
            <text:p>86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46" calcext:value-type="float">
            <text:p>46</text:p>
          </table:table-cell>
          <table:table-cell table:style-name="ce31" table:formula="of:=[.B11]+[.C11]" office:value-type="float" office:value="70" calcext:value-type="float">
            <text:p>70</text:p>
          </table:table-cell>
          <table:table-cell table:style-name="ce38" table:formula="of:=[.D11]/[.$D$12]" office:value-type="percentage" office:value="0.142566191446029" calcext:value-type="percentage">
            <text:p>14,3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216" calcext:value-type="float">
            <text:p>216</text:p>
          </table:table-cell>
          <table:table-cell table:style-name="ce19" table:formula="of:=SUM([.C3:.C11])" office:value-type="float" office:value="275" calcext:value-type="float">
            <text:p>275</text:p>
          </table:table-cell>
          <table:table-cell table:style-name="ce32" table:formula="of:=SUM([.D3:.D11])"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20" table:formula="of:=[.B12]/[.D12]" office:value-type="percentage" office:value="0.439918533604888" calcext:value-type="percentage">
            <text:p>44 %</text:p>
          </table:table-cell>
          <table:table-cell table:style-name="ce20" table:formula="of:=[.C12]/[.D12]" office:value-type="percentage" office:value="0.560081466395112" calcext:value-type="percentage">
            <text:p>56 %</text:p>
          </table:table-cell>
          <table:table-cell table:style-name="ce33"/>
          <table:table-cell table:number-columns-repeated="7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7"/>
        </table:table-row>
        <table:table-row table:style-name="ro1">
          <table:table-cell table:style-name="ce6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Distribución por provincias: <text:span text:style-name="T1">en 15 casos confirmado no ha sido posible identificar la provincia de procedencia</text:span></text:p>
          </table:table-cell>
          <table:table-cell table:number-columns-repeated="10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1"/>
          <table:covered-table-cell table:style-name="ce69"/>
          <table:table-cell table:number-columns-repeated="2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367" calcext:value-type="float">
            <text:p>367</text:p>
          </table:table-cell>
          <table:table-cell table:style-name="ce34" office:value-type="float" office:value="15" calcext:value-type="float">
            <text:p>15</text:p>
          </table:table-cell>
          <table:table-cell table:style-name="ce22" table:formula="of:=SUM([.A18:.D18])" office:value-type="float" office:value="491" calcext:value-type="float">
            <text:p>491</text:p>
          </table:table-cell>
          <table:table-cell/>
          <table:table-cell table:style-name="ce52" office:value-type="percentage" office:value="0.042" calcext:value-type="percentage" table:number-columns-spanned="3" table:number-rows-spanned="1">
            <text:p>4,20 %</text:p>
          </table:table-cell>
          <table:covered-table-cell table:style-name="ce61"/>
          <table:covered-table-cell table:style-name="ce69"/>
          <table:table-cell table:number-columns-repeated="2"/>
        </table:table-row>
        <table:table-row table:style-name="ro2">
          <table:table-cell table:style-name="ce9" table:formula="of:=[.A18]/[.$E$18]" office:value-type="percentage" office:value="0.122199592668024" calcext:value-type="percentage">
            <text:p>12,2%</text:p>
          </table:table-cell>
          <table:table-cell table:style-name="ce9" table:formula="of:=[.B18]/[.$E$18]" office:value-type="percentage" office:value="0.09979633401222" calcext:value-type="percentage">
            <text:p>10,0%</text:p>
          </table:table-cell>
          <table:table-cell table:style-name="ce9" table:formula="of:=[.C18]/[.$E$18]" office:value-type="percentage" office:value="0.74745417515275" calcext:value-type="percentage">
            <text:p>74,7%</text:p>
          </table:table-cell>
          <table:table-cell table:style-name="ce9" table:formula="of:=[.D18]/[.$E$18]" office:value-type="percentage" office:value="0.0305498981670061" calcext:value-type="percentage">
            <text:p>3,1%</text:p>
          </table:table-cell>
          <table:table-cell table:style-name="ce22"/>
          <table:table-cell table:number-columns-repeated="6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1"/>
          <table:covered-table-cell table:style-name="ce69"/>
          <table:table-cell table:number-columns-repeated="2"/>
        </table:table-row>
        <table:table-row table:style-name="ro2">
          <table:table-cell table:style-name="ce10" office:value-type="string" calcext:value-type="string">
            <text:p>Distribución por síntomas: <text:span text:style-name="T1">en 4 casos confirmados no ha sido posible identificar la existencia o no de sintomatología</text:span></text:p>
          </table:table-cell>
          <table:table-cell table:number-columns-repeated="5"/>
          <table:table-cell table:style-name="ce53" office:value-type="float" office:value="9.7" calcext:value-type="float" table:number-columns-spanned="3" table:number-rows-spanned="1">
            <text:p>9,70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50" calcext:value-type="float">
            <text:p>150</text:p>
          </table:table-cell>
          <table:table-cell table:style-name="ce28" table:formula="of:=[.B22]/491" office:value-type="percentage" office:value="0.305498981670061" calcext:value-type="percentage">
            <text:p>31 %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337" calcext:value-type="float">
            <text:p>337</text:p>
          </table:table-cell>
          <table:table-cell table:style-name="ce29" table:formula="of:=[.B23]/491" office:value-type="percentage" office:value="0.686354378818737" calcext:value-type="percentage">
            <text:p>69 %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8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8 casos confirmado no ha sido posible identificar el sector sanitario.</text:span></text:p>
          </table:table-cell>
          <table:table-cell table:number-columns-repeated="4"/>
          <table:table-cell table:style-name="ce10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2"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42" calcext:value-type="float">
            <text:p>42</text:p>
          </table:table-cell>
          <table:table-cell table:style-name="ce30" table:formula="of:=[.B28]/[.$B$106]" office:value-type="percentage" office:value="0.0855397148676171" calcext:value-type="percentage">
            <text:p>8,55 %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ALCAÑIZ</text:p>
          </table:table-cell>
          <table:table-cell table:style-name="ce54" office:value-type="float" office:value="43" calcext:value-type="float">
            <text:p>43</text:p>
          </table:table-cell>
          <table:table-cell table:style-name="ce63" table:formula="of:=[.G28]/[.G$37]" office:value-type="percentage" office:value="0.0875763747454175" calcext:value-type="percentage">
            <text:p>8,76 %</text:p>
          </table:table-cell>
          <table:table-cell table:style-name="ce71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33" calcext:value-type="float">
            <text:p>33</text:p>
          </table:table-cell>
          <table:table-cell table:style-name="ce30" table:formula="of:=[.B29]/[.$B$106]" office:value-type="percentage" office:value="0.0672097759674134" calcext:value-type="percentage">
            <text:p>6,72 %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4" office:value-type="string" calcext:value-type="string">
            <text:p>BARBASTRO</text:p>
          </table:table-cell>
          <table:table-cell table:style-name="ce55" office:value-type="float" office:value="34" calcext:value-type="float">
            <text:p>34</text:p>
          </table:table-cell>
          <table:table-cell table:style-name="ce64" table:formula="of:=[.G29]/[.G$37]" office:value-type="percentage" office:value="0.0692464358452139" calcext:value-type="percentage">
            <text:p>6,92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29" calcext:value-type="float">
            <text:p>29</text:p>
          </table:table-cell>
          <table:table-cell table:style-name="ce30" table:formula="of:=[.B30]/[.$B$106]" office:value-type="percentage" office:value="0.0590631364562118" calcext:value-type="percentage">
            <text:p>5,91 %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4" office:value-type="string" calcext:value-type="string">
            <text:p>CALATAYUD</text:p>
          </table:table-cell>
          <table:table-cell table:style-name="ce55" office:value-type="float" office:value="4" calcext:value-type="float">
            <text:p>4</text:p>
          </table:table-cell>
          <table:table-cell table:style-name="ce65" table:formula="of:=[.G30]/[.G$37]" office:value-type="percentage" office:value="0.00814663951120163" calcext:value-type="percentage">
            <text:p>0,81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26" calcext:value-type="float">
            <text:p>26</text:p>
          </table:table-cell>
          <table:table-cell table:style-name="ce30" table:formula="of:=[.B31]/[.$B$106]" office:value-type="percentage" office:value="0.0529531568228106" calcext:value-type="percentage">
            <text:p>5,30 %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4" office:value-type="string" calcext:value-type="string">
            <text:p>HUESCA</text:p>
          </table:table-cell>
          <table:table-cell table:style-name="ce55" office:value-type="float" office:value="27" calcext:value-type="float">
            <text:p>27</text:p>
          </table:table-cell>
          <table:table-cell table:style-name="ce64" table:formula="of:=[.G31]/[.G$37]" office:value-type="percentage" office:value="0.054989816700611" calcext:value-type="percentage">
            <text:p>5,50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21" calcext:value-type="float">
            <text:p>21</text:p>
          </table:table-cell>
          <table:table-cell table:style-name="ce30" table:formula="of:=[.B32]/[.$B$106]" office:value-type="percentage" office:value="0.0427698574338086" calcext:value-type="percentage">
            <text:p>4,28 %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4" office:value-type="string" calcext:value-type="string">
            <text:p>TERUEL</text:p>
          </table:table-cell>
          <table:table-cell table:style-name="ce55" office:value-type="float" office:value="9" calcext:value-type="float">
            <text:p>9</text:p>
          </table:table-cell>
          <table:table-cell table:style-name="ce65" table:formula="of:=[.G32]/[.G$37]" office:value-type="percentage" office:value="0.0183299389002037" calcext:value-type="percentage">
            <text:p>1,83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20" calcext:value-type="float">
            <text:p>20</text:p>
          </table:table-cell>
          <table:table-cell table:style-name="ce30" table:formula="of:=[.B33]/[.$B$106]" office:value-type="percentage" office:value="0.0407331975560081" calcext:value-type="percentage">
            <text:p>4,07 %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4" office:value-type="string" calcext:value-type="string">
            <text:p>ZARAGOZA I</text:p>
          </table:table-cell>
          <table:table-cell table:style-name="ce55" office:value-type="float" office:value="65" calcext:value-type="float">
            <text:p>65</text:p>
          </table:table-cell>
          <table:table-cell table:style-name="ce64" table:formula="of:=[.G33]/[.G$37]" office:value-type="percentage" office:value="0.132382892057026" calcext:value-type="percentage">
            <text:p>13,24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4]/[.$B$106]" office:value-type="percentage" office:value="0.0285132382892057" calcext:value-type="percentage">
            <text:p>2,85 %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5" office:value-type="string" calcext:value-type="string">
            <text:p>ZARAGOZA II</text:p>
          </table:table-cell>
          <table:table-cell table:style-name="ce56" office:value-type="float" office:value="124" calcext:value-type="float">
            <text:p>124</text:p>
          </table:table-cell>
          <table:table-cell table:style-name="ce66" table:formula="of:=[.G34]/[.G$37]" office:value-type="percentage" office:value="0.252545824847251" calcext:value-type="percentage">
            <text:p>25,25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5]/[.$B$106]" office:value-type="percentage" office:value="0.0264765784114053" calcext:value-type="percentage">
            <text:p>2,65 %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6" office:value-type="string" calcext:value-type="string">
            <text:p>ZARAGOZA III</text:p>
          </table:table-cell>
          <table:table-cell table:style-name="ce57" office:value-type="float" office:value="167" calcext:value-type="float">
            <text:p>167</text:p>
          </table:table-cell>
          <table:table-cell table:style-name="ce67" table:formula="of:=[.G35]/[.G$37]" office:value-type="percentage" office:value="0.340122199592668" calcext:value-type="percentage">
            <text:p>34,01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6]/[.$B$106]" office:value-type="percentage" office:value="0.0264765784114053" calcext:value-type="percentage">
            <text:p>2,65 %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No identificado</text:p>
          </table:table-cell>
          <table:table-cell table:style-name="ce58" office:value-type="float" office:value="18" calcext:value-type="float">
            <text:p>18</text:p>
          </table:table-cell>
          <table:table-cell table:style-name="ce65" table:formula="of:=[.G36]/[.G$37]" office:value-type="percentage" office:value="0.0366598778004073" calcext:value-type="percentage">
            <text:p>3,67 %</text:p>
          </table:table-cell>
          <table:table-cell table:style-name="ce72"/>
          <table:table-cell table:number-columns-repeated="2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7]/[.$B$106]" office:value-type="percentage" office:value="0.0244399185336049" calcext:value-type="percentage">
            <text:p>2,44 %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8" office:value-type="string" calcext:value-type="string">
            <text:p>TOTAL</text:p>
          </table:table-cell>
          <table:table-cell table:style-name="ce59" table:formula="of:=SUM([.G28:.G36])" office:value-type="float" office:value="491" calcext:value-type="float">
            <text:p>491</text:p>
          </table:table-cell>
          <table:table-cell table:style-name="ce68" table:formula="of:=[.G37]/[.G$37]" office:value-type="percentage" office:value="1" calcext:value-type="percentage">
            <text:p>100,00 %</text:p>
          </table:table-cell>
          <table:table-cell table:style-name="ce72"/>
          <table:table-cell table:number-columns-repeated="2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8]/[.$B$106]" office:value-type="percentage" office:value="0.0244399185336049" calcext:value-type="percentage">
            <text:p>2,44 %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SABIÑANIGO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9]/[.$B$106]" office:value-type="percentage" office:value="0.0244399185336049" calcext:value-type="percentage">
            <text:p>2,44 %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49" table:number-columns-repeated="5"/>
          <table:table-cell table:style-name="ce74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40]/[.$B$106]" office:value-type="percentage" office:value="0.0244399185336049" calcext:value-type="percentage">
            <text:p>2,44 %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50" table:number-columns-repeated="5"/>
          <table:table-cell table:style-name="ce75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41]/[.$B$106]" office:value-type="percentage" office:value="0.0224032586558045" calcext:value-type="percentage">
            <text:p>2,24 %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1" table:number-columns-repeated="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42]/[.$B$106]" office:value-type="percentage" office:value="0.0224032586558045" calcext:value-type="percentage">
            <text:p>2,24 %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1" table:number-columns-repeated="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43]/[.$B$106]" office:value-type="percentage" office:value="0.0203665987780041" calcext:value-type="percentage">
            <text:p>2,04 %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44]/[.$B$106]" office:value-type="percentage" office:value="0.0203665987780041" calcext:value-type="percentage">
            <text:p>2,04 %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5]/[.$B$106]" office:value-type="percentage" office:value="0.0183299389002037" calcext:value-type="percentage">
            <text:p>1,83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6]/[.$B$106]" office:value-type="percentage" office:value="0.0162932790224033" calcext:value-type="percentage">
            <text:p>1,63 %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7]/[.$B$106]" office:value-type="percentage" office:value="0.0142566191446029" calcext:value-type="percentage">
            <text:p>1,43 %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8]/[.$B$106]" office:value-type="percentage" office:value="0.0142566191446029" calcext:value-type="percentage">
            <text:p>1,43 %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9]/[.$B$106]" office:value-type="percentage" office:value="0.0142566191446029" calcext:value-type="percentage">
            <text:p>1,43 %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0]/[.$B$106]" office:value-type="percentage" office:value="0.0122199592668024" calcext:value-type="percentage">
            <text:p>1,22 %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1]/[.$B$106]" office:value-type="percentage" office:value="0.0122199592668024" calcext:value-type="percentage">
            <text:p>1,22 %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HERNAN CORTES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2]/[.$B$106]" office:value-type="percentage" office:value="0.0122199592668024" calcext:value-type="percentage">
            <text:p>1,22 %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3]/[.$B$106]" office:value-type="percentage" office:value="0.0122199592668024" calcext:value-type="percentage">
            <text:p>1,22 %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4]/[.$B$106]" office:value-type="percentage" office:value="0.010183299389002" calcext:value-type="percentage">
            <text:p>1,02 %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5]/[.$B$106]" office:value-type="percentage" office:value="0.010183299389002" calcext:value-type="percentage">
            <text:p>1,02 %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6]/[.$B$106]" office:value-type="percentage" office:value="0.010183299389002" calcext:value-type="percentage">
            <text:p>1,02 %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7]/[.$B$106]" office:value-type="percentage" office:value="0.010183299389002" calcext:value-type="percentage">
            <text:p>1,02 %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8]/[.$B$106]" office:value-type="percentage" office:value="0.010183299389002" calcext:value-type="percentage">
            <text:p>1,02 %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9]/[.$B$106]" office:value-type="percentage" office:value="0.00814663951120163" calcext:value-type="percentage">
            <text:p>0,81 %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0]/[.$B$106]" office:value-type="percentage" office:value="0.00814663951120163" calcext:value-type="percentage">
            <text:p>0,81 %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RIÑEN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1]/[.$B$106]" office:value-type="percentage" office:value="0.00610997963340122" calcext:value-type="percentage">
            <text:p>0,61 %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SP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2]/[.$B$106]" office:value-type="percentage" office:value="0.00610997963340122" calcext:value-type="percentage">
            <text:p>0,61 %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3]/[.$B$106]" office:value-type="percentage" office:value="0.00610997963340122" calcext:value-type="percentage">
            <text:p>0,61 %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4]/[.$B$106]" office:value-type="percentage" office:value="0.00610997963340122" calcext:value-type="percentage">
            <text:p>0,61 %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5]/[.$B$106]" office:value-type="percentage" office:value="0.00610997963340122" calcext:value-type="percentage">
            <text:p>0,61 %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6]/[.$B$106]" office:value-type="percentage" office:value="0.00610997963340122" calcext:value-type="percentage">
            <text:p>0,61 %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7]/[.$B$106]" office:value-type="percentage" office:value="0.00610997963340122" calcext:value-type="percentage">
            <text:p>0,61 %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8]/[.$B$106]" office:value-type="percentage" office:value="0.00610997963340122" calcext:value-type="percentage">
            <text:p>0,61 %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9]/[.$B$106]" office:value-type="percentage" office:value="0.00610997963340122" calcext:value-type="percentage">
            <text:p>0,61 %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SAN JOSE CENTR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0]/[.$B$106]" office:value-type="percentage" office:value="0.00610997963340122" calcext:value-type="percentage">
            <text:p>0,61 %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1]/[.$B$106]" office:value-type="percentage" office:value="0.00610997963340122" calcext:value-type="percentage">
            <text:p>0,61 %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2]/[.$B$106]" office:value-type="percentage" office:value="0.00407331975560081" calcext:value-type="percentage">
            <text:p>0,41 %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BORJ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3]/[.$B$106]" office:value-type="percentage" office:value="0.00407331975560081" calcext:value-type="percentage">
            <text:p>0,41 %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MPO DE BELCHIT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4]/[.$B$106]" office:value-type="percentage" office:value="0.00407331975560081" calcext:value-type="percentage">
            <text:p>0,41 %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5]/[.$B$106]" office:value-type="percentage" office:value="0.00407331975560081" calcext:value-type="percentage">
            <text:p>0,41 %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6]/[.$B$106]" office:value-type="percentage" office:value="0.00407331975560081" calcext:value-type="percentage">
            <text:p>0,41 %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SADAB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7]/[.$B$106]" office:value-type="percentage" office:value="0.00407331975560081" calcext:value-type="percentage">
            <text:p>0,41 %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8]/[.$B$106]" office:value-type="percentage" office:value="0.00407331975560081" calcext:value-type="percentage">
            <text:p>0,41 %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TARAZO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9]/[.$B$106]" office:value-type="percentage" office:value="0.00407331975560081" calcext:value-type="percentage">
            <text:p>0,41 %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VALDEFIERR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0]/[.$B$106]" office:value-type="percentage" office:value="0.00407331975560081" calcext:value-type="percentage">
            <text:p>0,41 %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VILLAMAYO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1]/[.$B$106]" office:value-type="percentage" office:value="0.00407331975560081" calcext:value-type="percentage">
            <text:p>0,41 %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ZUER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2]/[.$B$106]" office:value-type="percentage" office:value="0.00407331975560081" calcext:value-type="percentage">
            <text:p>0,41 %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ALIAG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3]/[.$B$106]" office:value-type="percentage" office:value="0.00203665987780041" calcext:value-type="percentage">
            <text:p>0,20 %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ALMUDEVA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4]/[.$B$106]" office:value-type="percentage" office:value="0.00203665987780041" calcext:value-type="percentage">
            <text:p>0,20 %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ATE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5]/[.$B$106]" office:value-type="percentage" office:value="0.00203665987780041" calcext:value-type="percentage">
            <text:p>0,20 %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LAN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6]/[.$B$106]" office:value-type="percentage" office:value="0.00203665987780041" calcext:value-type="percentage">
            <text:p>0,20 %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LATAYUD RUR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7]/[.$B$106]" office:value-type="percentage" office:value="0.00203665987780041" calcext:value-type="percentage">
            <text:p>0,20 %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8]/[.$B$106]" office:value-type="percentage" office:value="0.00203665987780041" calcext:value-type="percentage">
            <text:p>0,20 %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SABLAN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9]/[.$B$106]" office:value-type="percentage" office:value="0.00203665987780041" calcext:value-type="percentage">
            <text:p>0,20 %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0]/[.$B$106]" office:value-type="percentage" office:value="0.00203665987780041" calcext:value-type="percentage">
            <text:p>0,20 %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1]/[.$B$106]" office:value-type="percentage" office:value="0.00203665987780041" calcext:value-type="percentage">
            <text:p>0,20 %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FUENTES DE EBR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2]/[.$B$106]" office:value-type="percentage" office:value="0.00203665987780041" calcext:value-type="percentage">
            <text:p>0,20 %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ILLUE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3]/[.$B$106]" office:value-type="percentage" office:value="0.00203665987780041" calcext:value-type="percentage">
            <text:p>0,20 %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JA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4]/[.$B$106]" office:value-type="percentage" office:value="0.00203665987780041" calcext:value-type="percentage">
            <text:p>0,20 %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MONZON RUR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5]/[.$B$106]" office:value-type="percentage" office:value="0.00203665987780041" calcext:value-type="percentage">
            <text:p>0,20 %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MORA DE RUBIELO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6]/[.$B$106]" office:value-type="percentage" office:value="0.00203665987780041" calcext:value-type="percentage">
            <text:p>0,20 %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7]/[.$B$106]" office:value-type="percentage" office:value="0.00203665987780041" calcext:value-type="percentage">
            <text:p>0,20 %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8]/[.$B$106]" office:value-type="percentage" office:value="0.00203665987780041" calcext:value-type="percentage">
            <text:p>0,20 %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SAN JOSE NOR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9]/[.$B$106]" office:value-type="percentage" office:value="0.00203665987780041" calcext:value-type="percentage">
            <text:p>0,20 %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SASTAG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0]/[.$B$106]" office:value-type="percentage" office:value="0.00203665987780041" calcext:value-type="percentage">
            <text:p>0,20 %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TAMARITE DE LITE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1]/[.$B$106]" office:value-type="percentage" office:value="0.00203665987780041" calcext:value-type="percentage">
            <text:p>0,20 %</text:p>
          </table:table-cell>
          <table:table-cell table:style-name="ce35" office:value-type="float" office:value="74" calcext:value-type="float">
            <text:p>74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2]/[.$B$106]" office:value-type="percentage" office:value="0.00203665987780041" calcext:value-type="percentage">
            <text:p>0,20 %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103]/[.$B$106]" office:value-type="percentage" office:value="0.00203665987780041" calcext:value-type="percentage">
            <text:p>0,20 %</text:p>
          </table:table-cell>
          <table:table-cell table:style-name="ce35" office:value-type="float" office:value="76" calcext:value-type="float">
            <text:p>7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4" office:value-type="float" office:value="1" calcext:value-type="float">
            <text:p>1</text:p>
          </table:table-cell>
          <table:table-cell table:style-name="ce30" table:formula="of:=[.B104]/[.$B$106]" office:value-type="percentage" office:value="0.00203665987780041" calcext:value-type="percentage">
            <text:p>0,20 %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18" calcext:value-type="float">
            <text:p>18</text:p>
          </table:table-cell>
          <table:table-cell table:style-name="ce30" table:formula="of:=[.B105]/[.$B$106]" office:value-type="percentage" office:value="0.0366598778004073" calcext:value-type="percentage">
            <text:p>3,67 %</text:p>
          </table:table-cell>
          <table:table-cell table:style-name="ce35"/>
          <table:table-cell table:number-columns-repeated="7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105])" office:value-type="float" office:value="491" calcext:value-type="float">
            <text:p>491</text:p>
          </table:table-cell>
          <table:table-cell table:number-columns-repeated="9"/>
        </table:table-row>
        <table:table-row table:style-name="ro3" table:number-rows-repeated="1048469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_xlnm._FilterDatabase" table:base-cell-address="$'20200911'.$A$1" table:cell-range-address="$'20200911'.$A$27:.$D$105"/>
        </table:named-expressions>
      </table:table>
      <table:named-expressions/>
      <table:database-ranges>
        <table:database-range table:name="__Anonymous_Sheet_DB__0" table:target-range-address="'20200911'.A27:'20200911'.D10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1" style:display-name="PageStyle_202009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2T13:19:00</dc:date>
    <meta:generator>LibreOffice/6.0.7.3$Linux_X86_64 LibreOffice_project/00m0$Build-3</meta:generator>
    <meta:document-statistic meta:table-count="1" meta:cell-count="445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